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_8_909" svg:font-family="SUN7_8_909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N7_8_909" fo:font-size="32pt" style:font-size-asian="32pt" style:font-size-complex="3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e2b1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37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 office:value-type="string" calcext:value-type="string">
            <text:p>e316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_8_909" svg:font-family="SUN7_8_909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09:28:49.232000000</meta:creation-date>
    <dc:date>2020-09-25T09:32:50.373000000</dc:date>
    <meta:editing-duration>PT4M</meta:editing-duration>
    <meta:editing-cycles>2</meta:editing-cycles>
    <meta:generator>LibreOffice/6.3.6.2$Windows_X86_64 LibreOffice_project/2196df99b074d8a661f4036fca8fa0cbfa33a497</meta:generator>
    <meta:document-statistic meta:table-count="1" meta:cell-count="411" meta:object-count="0"/>
  </office:meta>
</office:document-meta>
</file>